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Dialogs.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8" style:family="paragraph" style:parent-style-name="Table_20_Contents">
      <style:text-properties style:font-name="Liberation Serif"/>
    </style:style>
    <style:style style:name="P19" style:family="paragraph" style:parent-style-name="Table_20_Contents">
      <style:text-properties style:font-name="Liberation Serif" fo:font-size="10pt" style:font-size-asian="10pt" style:font-size-complex="10pt"/>
    </style:style>
    <style:style style:name="P20" style:family="paragraph" style:parent-style-name="Table_20_Contents">
      <style:text-properties style:font-name="Liberation Serif" fo:font-size="10pt" officeooo:paragraph-rsid="02ec13ce" style:font-size-asian="10pt" style:font-size-complex="10pt"/>
    </style:style>
    <style:style style:name="P21" style:family="paragraph" style:parent-style-name="Table_20_Contents">
      <style:text-properties style:font-name="Liberation Serif" officeooo:paragraph-rsid="02eda724"/>
    </style:style>
    <style:style style:name="P22" style:family="paragraph" style:parent-style-name="Table_20_Contents">
      <style:paragraph-properties fo:text-align="center" style:justify-single-word="false"/>
      <style:text-properties style:font-name="Liberation Serif" officeooo:paragraph-rsid="02eda724"/>
    </style:style>
    <style:style style:name="P23" style:family="paragraph" style:parent-style-name="Table_20_Contents">
      <style:text-properties style:font-name="Liberation Serif" officeooo:rsid="02ec13ce" officeooo:paragraph-rsid="02ec13ce"/>
    </style:style>
    <style:style style:name="P24" style:family="paragraph" style:parent-style-name="Table_20_Contents">
      <style:text-properties style:font-name="Liberation Serif" officeooo:paragraph-rsid="02ec13ce"/>
    </style:style>
    <style:style style:name="P25" style:family="paragraph" style:parent-style-name="Table_20_Contents">
      <style:text-properties style:font-name="Liberation Serif" officeooo:rsid="02f1fe37" officeooo:paragraph-rsid="02f1fe37"/>
    </style:style>
    <style:style style:name="P26" style:family="paragraph" style:parent-style-name="First_20_line_20_indent">
      <style:paragraph-properties fo:margin-top="8.01mm" fo:margin-bottom="2.47mm" loext:contextual-spacing="false"/>
      <style:text-properties style:font-name="Liberation Serif" officeooo:paragraph-rsid="02d964f6"/>
    </style:style>
    <style:style style:name="P27" style:family="paragraph" style:parent-style-name="Heading_20_1">
      <style:text-properties style:font-name="Liberation Serif" officeooo:paragraph-rsid="02d82664" style:text-scale="99%"/>
    </style:style>
    <style:style style:name="P28"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29" style:family="paragraph" style:parent-style-name="Heading_20_1">
      <style:paragraph-properties fo:break-before="page"/>
      <style:text-properties style:font-name="Liberation Serif"/>
    </style:style>
    <style:style style:name="P30" style:family="paragraph" style:parent-style-name="Heading_20_2">
      <style:text-properties style:font-name="Liberation Serif"/>
    </style:style>
    <style:style style:name="P31"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2"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3" style:family="paragraph" style:parent-style-name="Standard" style:list-style-name="L1">
      <style:text-properties style:font-name="Liberation Serif"/>
    </style:style>
    <style:style style:name="P34" style:family="paragraph" style:parent-style-name="Table_20_Contents" style:list-style-name="L1">
      <style:text-properties style:font-name="Liberation Serif" officeooo:rsid="02ed919d" officeooo:paragraph-rsid="02eda724"/>
    </style:style>
    <style:style style:name="P35" style:family="paragraph" style:parent-style-name="Table_20_Contents" style:list-style-name="L2">
      <style:paragraph-properties fo:text-align="start" style:justify-single-word="false"/>
      <style:text-properties style:font-name="Liberation Serif" officeooo:paragraph-rsid="02eda724"/>
    </style:style>
    <style:style style:name="P36" style:family="paragraph" style:parent-style-name="Text_20_body">
      <style:paragraph-properties fo:text-align="center" style:justify-single-word="false"/>
      <style:text-properties fo:color="#000000" style:text-outline="false" style:text-line-through-style="solid" style:text-line-through-type="single" style:font-name="Liberation Serif" fo:font-size="12pt" fo:letter-spacing="normal" fo:font-style="normal" fo:text-shadow="none" style:text-underline-style="none" fo:font-weight="bold" officeooo:rsid="0490f8cf" officeooo:paragraph-rsid="0490f8cf"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text-align="center" style:justify-single-word="false"/>
      <style:text-properties officeooo:paragraph-rsid="0490f8cf"/>
    </style:style>
    <style:style style:name="P38" style:family="paragraph" style:parent-style-name="Text_20_body">
      <style:paragraph-properties fo:text-align="center" style:justify-single-word="false"/>
      <style:text-properties style:text-line-through-style="solid" style:text-line-through-type="single" fo:font-weight="bold" style:font-weight-asian="bold" style:font-weight-complex="bold"/>
    </style:style>
    <style:style style:name="P3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style:style style:name="T13" style:family="text">
      <style:text-properties officeooo:rsid="0490f8cf"/>
    </style:style>
    <style:style style:name="T14" style:family="text">
      <style:text-properties style:text-line-through-style="none" style:text-line-through-type="none"/>
    </style:style>
    <style:style style:name="T15" style:family="text">
      <style:text-properties style:text-line-through-style="none" style:text-line-through-type="none" officeooo:rsid="0490f8cf"/>
    </style:style>
    <style:style style:name="T16" style:family="text">
      <style:text-properties style:text-line-through-style="none" style:text-line-through-type="none" fo:font-weight="bold" officeooo:rsid="0490f8cf"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1802456398" text:style-name="P28" text:outline-level="1"/>
      <text:h xml:id="id2189943771" text:style-name="P27"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38">Обработка статей</text:p>
            <text:p text:style-name="P37"><text:span text:style-name="T14"><text:s/></text:span><text:span text:style-name="T16">Устарела</text:span><text:span text:style-name="T15">. Используйте</text:span></text:p>
            <text:p text:style-name="P36"><text:span text:style-name="T14">дополение «Чистка и проверка»</text:span></text:p>
          </table:table-cell>
          <table:table-cell table:style-name="Таблица3.A1" office:value-type="string">
            <text:p text:style-name="P6"><draw:control text:anchor-type="as-char" svg:y="-4mm" draw:z-index="0" draw:name="Фигура1" draw:style-name="gr1" draw:text-style-name="P39" svg:width="63.47mm" svg:height="5.95mm" draw:control="control1"/></text:p>
          </table:table-cell>
          <table:table-cell table:style-name="Таблица3.A1" office:value-type="string">
            <text:p text:style-name="P5"><draw:control text:anchor-type="as-char" svg:y="-4mm" draw:z-index="5" draw:name="Фигура1" draw:style-name="gr1" draw:text-style-name="P39" svg:width="63.47mm" svg:height="5.95mm" draw:control="control6"/></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9" svg:width="63.35mm" svg:height="5.95mm" draw:control="control3"/><text:s text:c="7"/></text:p>
          </table:table-cell>
          <table:table-cell table:style-name="Таблица3.A1" office:value-type="string">
            <text:p text:style-name="P5"><draw:control text:anchor-type="as-char" svg:y="-4mm" draw:z-index="6" draw:name="Фигура1" draw:style-name="gr1" draw:text-style-name="P39" svg:width="63.47mm" svg:height="5.95mm" draw:control="control7"/><text:s text:c="7"/></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9" svg:width="63.75mm" svg:height="5.95mm" draw:control="control2"/><text:s text:c="7"/></text:p>
          </table:table-cell>
          <table:table-cell table:style-name="Таблица3.A1" office:value-type="string">
            <text:p text:style-name="P5"><draw:control text:anchor-type="as-char" svg:y="-4mm" draw:z-index="7" draw:name="Фигура1" draw:style-name="gr1" draw:text-style-name="P39" svg:width="63.47mm" svg:height="5.95mm" draw:control="control8"/><text:s text:c="7"/></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9" svg:width="64.16mm" svg:height="5.95mm" draw:control="control4"/><text:s text:c="7"/></text:p>
          </table:table-cell>
          <table:table-cell table:style-name="Таблица3.A1" office:value-type="string">
            <text:p text:style-name="P5"><draw:control text:anchor-type="as-char" svg:y="-4mm" draw:z-index="8" draw:name="Фигура1" draw:style-name="gr1" draw:text-style-name="P39" svg:width="63.47mm" svg:height="5.95mm" draw:control="control9"/><text:s text:c="7"/></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9" svg:width="63.67mm" svg:height="5.95mm" draw:control="control5"/><text:s text:c="7"/></text:p>
          </table:table-cell>
          <table:table-cell table:style-name="Таблица3.A1" office:value-type="string">
            <text:p text:style-name="P5"><draw:control text:anchor-type="as-char" svg:y="-4mm" draw:z-index="9" draw:name="Фигура1" draw:style-name="gr1" draw:text-style-name="P39" svg:width="63.47mm" svg:height="5.95mm" draw:control="control10"/><text:s text:c="7"/></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9" svg:width="63.67mm" svg:height="5.95mm" draw:control="control11"/><text:s text:c="5"/></text:p>
          </table:table-cell>
          <table:table-cell table:style-name="Таблица3.A1" office:value-type="string">
            <text:p text:style-name="P7"><draw:control text:anchor-type="as-char" svg:y="-4mm" draw:z-index="11" draw:name="Фигура1" draw:style-name="gr1" draw:text-style-name="P39" svg:width="63.47mm" svg:height="5.95mm" draw:control="control12"/><text:s text:c="5"/></text:p>
          </table:table-cell>
        </table:table-row>
      </table:table>
      <text:p xml:id="id3928607194" text:style-name="P26">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29" text:outline-level="1">Документация по <text:span text:style-name="T3">программам (макросам)</text:span></text:h>
      <text:h xml:id="id315479088" text:style-name="P30"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8">Название</text:p>
          </table:table-cell>
          <table:table-cell table:style-name="Таблица1.A1" office:value-type="string">
            <text:p text:style-name="P18">Описание</text:p>
          </table:table-cell>
          <table:table-cell table:style-name="Таблица1.C1" office:value-type="string">
            <text:p text:style-name="P19">Путь макроса для выполнения по сочетанию клавиш</text:p>
          </table:table-cell>
        </table:table-row>
        <table:table-row>
          <table:table-cell table:style-name="Таблица1.A2" office:value-type="string">
            <text:p text:style-name="P18">Не юникод</text:p>
          </table:table-cell>
          <table:table-cell table:style-name="Таблица1.A2" office:value-type="string">
            <text:p text:style-name="P18"><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9">Publishing.Correction.executeRemoveBadCharacters</text:p>
          </table:table-cell>
        </table:table-row>
        <table:table-row>
          <table:table-cell table:style-name="Таблица1.A2" office:value-type="string">
            <text:p text:style-name="P18">Фон</text:p>
          </table:table-cell>
          <table:table-cell table:style-name="Таблица1.A2" office:value-type="string">
            <text:p text:style-name="P18">Заменяет белый фон символов на прозрачный во всем документе</text:p>
          </table:table-cell>
          <table:table-cell table:style-name="Таблица1.C2" office:value-type="string">
            <text:p text:style-name="P19">Publishing.Correction.executeRemoveWhiteBackground</text:p>
          </table:table-cell>
        </table:table-row>
        <table:table-row>
          <table:table-cell table:style-name="Таблица1.A2" office:value-type="string">
            <text:p text:style-name="P18">Ошибки</text:p>
          </table:table-cell>
          <table:table-cell table:style-name="Таблица1.A2" office:value-type="string">
            <text:p text:style-name="P18">Предлагаются к исправлению (в отслеживаемых изменениях) следующие виды ошибок набора:</text:p>
            <text:list xml:id="list2358453867" text:style-name="L1">
              <text:list-item>
                <text:p text:style-name="P33">Множество последовательных пробелов заменяется на единственный</text:p>
              </text:list-item>
              <text:list-item>
                <text:p text:style-name="P33">Удаляются пробелы перед знаками пунктуации</text:p>
              </text:list-item>
              <text:list-item>
                <text:p text:style-name="P33">Тире между цифрами заменяется на цифровое тире</text:p>
              </text:list-item>
              <text:list-item>
                <text:p text:style-name="P33">Тире между словами заменяется на среднее тире</text:p>
              </text:list-item>
              <text:list-item>
                <text:p text:style-name="P33">Пробелы после открывания скобок или кавычек удаляются</text:p>
              </text:list-item>
              <text:list-item>
                <text:p text:style-name="P33">Пробел между фамилией и последующими инициалами заменяется на неразрывный</text:p>
              </text:list-item>
              <text:list-item>
                <text:p text:style-name="P33">Пробел между инициалами и последующей фамилией заменяется на неразрывный</text:p>
              </text:list-item>
              <text:list-item>
                <text:p text:style-name="P33">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3">Пробел между с. 7 и т. 7 заменяется на неразрывный</text:p>
              </text:list-item>
              <text:list-item>
                <text:p text:style-name="P33">Пробел между серия 7, часть 7, том 7 заменяется на неразрывный</text:p>
              </text:list-item>
              <text:list-item>
                <text:p text:style-name="P33">Пробел между 1917 г. Заменяется на неразрывный, а при отсутсвии вставляется</text:p>
                <text:p text:style-name="P3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9">Publishing.Correction.executeMakeMeHappy</text:p>
          </table:table-cell>
        </table:table-row>
        <table:table-row>
          <table:table-cell table:style-name="Таблица1.A2" office:value-type="string">
            <text:p text:style-name="P18">Формат</text:p>
          </table:table-cell>
          <table:table-cell table:style-name="Таблица1.A2" office:value-type="string">
            <text:p text:style-name="P21">Очищает ручное форматирование, кроме <text:span text:style-name="T5">следующего</text:span>:</text:p>
            <text:list xml:id="list2077409779" text:style-name="L2">
              <text:list-item>
                <text:p text:style-name="P35"><text:span text:style-name="T5">П</text:span>олужирного</text:p>
              </text:list-item>
              <text:list-item>
                <text:p text:style-name="P35"><text:span text:style-name="T5">К</text:span>урсива</text:p>
              </text:list-item>
              <text:list-item>
                <text:p text:style-name="P35"><text:span text:style-name="T5">П</text:span>одчеркивания</text:p>
              </text:list-item>
              <text:list-item>
                <text:p text:style-name="P35"><text:span text:style-name="T5">З</text:span>ачеркивания</text:p>
              </text:list-item>
              <text:list-item>
                <text:p text:style-name="P35"><text:span text:style-name="T5">В</text:span>ерхн<text:span text:style-name="T5">ий</text:span> индекс</text:p>
              </text:list-item>
              <text:list-item>
                <text:p text:style-name="P35"><text:soft-page-break/><text:span text:style-name="T5">Н</text:span>ижн<text:span text:style-name="T5">ий</text:span> индекс</text:p>
              </text:list-item>
              <text:list-item>
                <text:p text:style-name="P35"><text:span text:style-name="T5">Р</text:span>астянут<text:span text:style-name="T5">ый</text:span> текст (2пт)</text:p>
              </text:list-item>
            </text:list>
            <text:p text:style-name="P22">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8">Все сноски переводятся в стиль Сноска.</text:p>
          </table:table-cell>
          <table:table-cell table:style-name="Таблица1.C2" office:value-type="string">
            <text:p text:style-name="P19">Publishing.CleanManualFormat.executeClean</text:p>
          </table:table-cell>
        </table:table-row>
        <table:table-row>
          <table:table-cell table:style-name="Таблица1.A2" office:value-type="string">
            <text:p text:style-name="P18">Пустые стили</text:p>
          </table:table-cell>
          <table:table-cell table:style-name="Таблица1.A2" office:value-type="string">
            <text:p text:style-name="P18">Удаляет неиспользуемые пользовательские стили, кроме стилей из шаблона статьи.</text:p>
          </table:table-cell>
          <table:table-cell table:style-name="Таблица1.C2" office:value-type="string">
            <text:p text:style-name="P19">Publishing.unusedStyles.executeRemoveUnusedStyles</text:p>
          </table:table-cell>
        </table:table-row>
      </table:table>
      <text:h xml:id="id172298404" text:style-name="P31" text:outline-level="2">Макросы для работы со шрифтами</text:h>
      <text:p xml:id="id2860423890" text:style-name="P17"/>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3">Название</text:p>
          </table:table-cell>
          <table:table-cell table:style-name="Таблица4.A1" office:value-type="string">
            <text:p text:style-name="P23">Описание</text:p>
          </table:table-cell>
          <table:table-cell table:style-name="Таблица4.C1" office:value-type="string">
            <text:p text:style-name="P20">Путь макроса для выполнения по сочетанию клавиш</text:p>
          </table:table-cell>
        </table:table-row>
        <table:table-row>
          <table:table-cell table:style-name="Таблица4.A2" office:value-type="string">
            <text:p text:style-name="P23">TNR2IPH</text:p>
          </table:table-cell>
          <table:table-cell table:style-name="Таблица4.A2" office:value-type="string">
            <text:p text:style-name="P24"><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0">Publishing.<text:span text:style-name="T3">replaceFonts</text:span>.<text:span text:style-name="T3">TNR2IPH</text:span></text:p>
          </table:table-cell>
        </table:table-row>
        <table:table-row>
          <table:table-cell table:style-name="Таблица4.A2" office:value-type="string">
            <text:p text:style-name="P23">Univ2IPH</text:p>
          </table:table-cell>
          <table:table-cell table:style-name="Таблица4.A2" office:value-type="string">
            <text:p text:style-name="P24"><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0">Publishing.<text:span text:style-name="T3">replaceFonts</text:span>.<text:span text:style-name="T3">Univ2IPH</text:span></text:p>
          </table:table-cell>
        </table:table-row>
        <table:table-row>
          <table:table-cell table:style-name="Таблица4.A2" office:value-type="string">
            <text:p text:style-name="P24">Goth2<text:span text:style-name="T3">IPH</text:span></text:p>
          </table:table-cell>
          <table:table-cell table:style-name="Таблица4.A2" office:value-type="string">
            <text:p text:style-name="P24"><text:span text:style-name="T3">Преобразует</text:span> все символы из WL LatinAllIn1Goth в <text:span text:style-name="T3">IPH Serif</text:span></text:p>
          </table:table-cell>
          <table:table-cell table:style-name="Таблица4.C2" office:value-type="string">
            <text:p text:style-name="P20">Publishing.<text:span text:style-name="T3">replaceFonts</text:span>.Goth2<text:span text:style-name="T3">IPH</text:span></text:p>
          </table:table-cell>
        </table:table-row>
        <table:table-row>
          <table:table-cell table:style-name="Таблица4.A2" office:value-type="string">
            <text:p text:style-name="P24"><text:span text:style-name="T3">IPH</text:span>2Goth</text:p>
          </table:table-cell>
          <table:table-cell table:style-name="Таблица4.A2" office:value-type="string">
            <text:p text:style-name="P24"><text:span text:style-name="T3">Преобразует</text:span> все символы из <text:span text:style-name="T3">IPH Serif</text:span> в WL LatinAllIn1Goth</text:p>
          </table:table-cell>
          <table:table-cell table:style-name="Таблица4.C2" office:value-type="string">
            <text:p text:style-name="P20">Publishing.<text:span text:style-name="T3">replaceFonts</text:span>.<text:span text:style-name="T3">IPH</text:span>2Goth</text:p>
          </table:table-cell>
        </table:table-row>
        <table:table-row>
          <table:table-cell table:style-name="Таблица4.A2" office:value-type="string">
            <text:p text:style-name="P23">TimesAr2IPH</text:p>
          </table:table-cell>
          <table:table-cell table:style-name="Таблица4.A2" office:value-type="string">
            <text:p text:style-name="P24"><text:span text:style-name="T3">Преобразует</text:span> символы из <text:span text:style-name="T3">Times Arabic</text:span> в <text:span text:style-name="T3">IPH Serif</text:span></text:p>
          </table:table-cell>
          <table:table-cell table:style-name="Таблица4.C2" office:value-type="string">
            <text:p text:style-name="P20">Publishing.<text:span text:style-name="T3">replaceFonts</text:span>.<text:span text:style-name="T3">TimesAr2IPH</text:span></text:p>
          </table:table-cell>
        </table:table-row>
        <table:table-row>
          <table:table-cell table:style-name="Таблица4.A2" office:value-type="string">
            <text:p text:style-name="P23">badGoth2IPH</text:p>
          </table:table-cell>
          <table:table-cell table:style-name="Таблица4.A2" office:value-type="string">
            <text:p text:style-name="P24"><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0">Publishing.<text:span text:style-name="T3">replaceFonts</text:span>.<text:span text:style-name="T3">badGoth2IPH</text:span></text:p>
          </table:table-cell>
        </table:table-row>
      </table:table>
      <text:h xml:id="id2482886134" text:style-name="P3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8">Название</text:p>
          </table:table-cell>
          <table:table-cell table:style-name="Таблица2.A1" office:value-type="string">
            <text:p text:style-name="P18">Описание</text:p>
          </table:table-cell>
          <table:table-cell table:style-name="Таблица2.C1" office:value-type="string">
            <text:p text:style-name="P19">Путь макроса для выполнения по сочетанию клавиш</text:p>
          </table:table-cell>
        </table:table-row>
        <table:table-row table:style-name="Таблица2.1">
          <table:table-cell table:style-name="Таблица2.A2" office:value-type="string">
            <text:p text:style-name="P25"><text:span text:style-name="T9">Собрать</text:span> выпуск</text:p>
          </table:table-cell>
          <table:table-cell table:style-name="Таблица2.A2" office:value-type="string">
            <text:p text:style-name="P25">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9"/>
          </table:table-cell>
        </table:table-row>
        <table:table-row table:style-name="Таблица2.1">
          <table:table-cell table:style-name="Таблица2.A2" office:value-type="string">
            <text:p text:style-name="P18">Разрыв со сжатием</text:p>
          </table:table-cell>
          <table:table-cell table:style-name="Таблица2.A2" office:value-type="string">
            <text:p text:style-name="P18">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9">Publishing.pageBreaks.executeShrinkPageContent</text:p>
          </table:table-cell>
        </table:table-row>
        <table:table-row table:style-name="Таблица2.1">
          <table:table-cell table:style-name="Таблица2.A2" office:value-type="string">
            <text:p text:style-name="P18">Разрыв</text:p>
          </table:table-cell>
          <table:table-cell table:style-name="Таблица2.A2" office:value-type="string">
            <text:p text:style-name="P18">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9">Publishing.pageBreaks.executeSplitPages</text:p>
          </table:table-cell>
        </table:table-row>
        <table:table-row table:style-name="Таблица2.1">
          <table:table-cell table:style-name="Таблица2.A2" office:value-type="string">
            <text:p text:style-name="P18">ШрифтыВстили</text:p>
          </table:table-cell>
          <table:table-cell table:style-name="Таблица2.A2" office:value-type="string">
            <text:p text:style-name="P18">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9">Publishing.CleanManualFormat.executeReplaceFonts</text:p>
          </table:table-cell>
        </table:table-row>
        <table:table-row table:style-name="Таблица2.1">
          <table:table-cell table:style-name="Таблица2.A2" office:value-type="string">
            <text:p text:style-name="P18">СтилиСносок</text:p>
          </table:table-cell>
          <table:table-cell table:style-name="Таблица2.A2" office:value-type="string">
            <text:p text:style-name="P18">Назначить всем сноскам стиль Сноска</text:p>
          </table:table-cell>
          <table:table-cell table:style-name="Таблица2.C2" office:value-type="string">
            <text:p text:style-name="P19">Publishing.CleanManualFormat.NotesCleanStyle</text:p>
          </table:table-cell>
        </table:table-row>
        <table:table-row table:style-name="Таблица2.1">
          <table:table-cell table:style-name="Таблица2.A2" office:value-type="string">
            <text:p text:style-name="P25">InDD</text:p>
          </table:table-cell>
          <table:table-cell table:style-name="Таблица2.A2" office:value-type="string">
            <text:p text:style-name="P25">Импорт документа из In Design</text:p>
          </table:table-cell>
          <table:table-cell table:style-name="Таблица2.C2" office:value-type="string">
            <text:p text:style-name="P19"/>
          </table:table-cell>
        </table:table-row>
        <text:soft-page-break/>
        <table:table-row table:style-name="Таблица2.1">
          <table:table-cell table:style-name="Таблица2.A2" office:value-type="string">
            <text:p text:style-name="P25">CreateBidirectionalLink</text:p>
          </table:table-cell>
          <table:table-cell table:style-name="Таблица2.A2" office:value-type="string">
            <text:p text:style-name="P25">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9"/>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7H28M59S</meta:editing-duration>
    <meta:editing-cycles>943</meta:editing-cycles>
    <meta:generator>LibreOffice/6.3.4.2$Linux_X86_64 LibreOffice_project/60da17e045e08f1793c57c00ba83cdfce946d0aa</meta:generator>
    <dc:date>2020-03-13T10:36:05.430103215</dc:date>
    <meta:document-statistic meta:table-count="4" meta:image-count="0" meta:object-count="0" meta:page-count="5" meta:paragraph-count="114" meta:word-count="687" meta:character-count="5363" meta:non-whitespace-character-count="4729"/>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markP1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workaroundForDiacriticKerningBug
	    AskAndReplace("([:print:][\u0300-\u036F])","$1")
End Sub

Sub executeCitationCorrection
	StartTracking
	    AskAndReplace("(?&lt;=[:alpha:])&lt;(?=…&gt;)"," &lt;")
	    AskAndReplace("(?&lt;=&lt;…)&gt;(?=[:alpha:])","&gt; ")
	    AskAndReplace("(?&lt;=[:alpha:])–(?=[:alpha:])"," – ")
	StopTracking
End Sub


Sub executeRemoveConsequentSpaces
	StartTracking
	    AskAndReplace("(?&lt;=[:space:])[:space:]+","")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markHyph1
End sub
Sub convertHyphInDoc()
	Dim statusIndicator as Object
	statusIndicator = ThisComponent.getCurrentController.StatusIndicator
	statusIndicator.Start("Конвертация переносов, подождите",10)
	AcceptAllTrackedChanges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MsgBox "Конвертация переносов успешно завершена."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autoHyphens() As Object
	Dim autoBreaks() As Object
	Dim lineNumbers() As Integer
	Dim charNum as Integer
	Dim	lineLength As Integer
	Dim i As Integer
	'No hyphenation needed
	If para.ParaIsHyphenation = false Then
		Exit Sub
	EndIf
	vCurs = ThisComponent.currentController.getViewCursor()
	vCurs.goToRange(para.Anchor,false)
	tCurs = vCurs.Text.createTextCursorByRange(vCurs)
	tCurs.goToStartOfParagraph(false)
	vCurs.goToRange(tCurs,false)
	i = 0
	Do While NOT tCurs.isEndOfParagraph() OR NOT tCurs.isStartOfParagraph()
		vCurs.gotoEndOfLine(true)
		lineLength = Len(vCurs.String)
		vCurs.collapseToEnd()
		i = i + 1
		tCurs.goToRange(vCurs.End,false)
		If (tCurs.isEndOfParagraph()) Then
			Exit Do
		EndIf
		lastChar = getPrevChar(tCurs)
		nextChar = getNextChar(tCurs)
		
		If Len(nextChar) &gt; 0 Then
			charNum = Asc(nextChar)
			If charNum &gt; 767 AND charNum &lt; 880 THen
				tCurs.goRight(1,false)
				lastChar = getPrevChar(tCurs)
				nextChar = getNextChar(tCurs)
			EndIf
		EndIf

		If needHyphen(lastChar,nextChar,lineLength) Then
			addToArray(autoHyphens(),tCurs.Text.createTextCursorByRange(tCurs))
			addToArray(lineNumbers(),i)
			'replaceHyphen(tCurs,vCurs)
		ElseIf needLineBreak(lastChar,newChar) Then
			addToArray(autoBreaks(),tCurs.Text.createTextCursorByRange(tCurs))
		EndIf
		tCurs.goRight(1,false)
		vCurs.goToRange(tCurs,false)
	Loop
	If  Ubound(autoBreaks) &lt;&gt; -1 Then
		For i = 0 To (Ubound(autoBreaks))
			insertBreak(autoBreaks(i))
		Next i
	EndIf
	para.ParaIsHyphenation = false
	If  Ubound(autoHyphens) &lt;&gt; -1 Then

		For i = 0 To (Ubound(autoHyphens))
			replaceHyphen(autoHyphens(i),lineNumbers(i))
		Next i
	EndIf

End Sub

Sub	insertBreak(tCursor As Object)
	'U+200B Zero length space
	tCursor.String = "​"
End Sub

Function getPrevChar(tCurs As Object)
	tCurs.goLeft(1,true)
	getPrevChar = tCurs.getString()
	tCurs.goRight(1,false)
End Function

Function getNextChar(tCurs As Object)
	tCurs.goRight(1,true)
	getNextChar = tCurs.getString()
	tCurs.goLeft(1,false)
End Function
Sub replaceHyphen(tCurs As Object,lineNumber As Integer)
	Dim curLineNum As Integer
	Dim vCurs As Object
	Dim tLine As Object
	vCurs = ThisComponent.currentController.getViewCursor()
	
	'insert soft hyphen character U+00AD
	tCurs.Text.insertControlCharacter(tCurs.End,com.sun.star.text.ControlCharacter.SOFT_HYPHEN,true)
	vCurs.goToRange(tCurs.End,false)
	If vCurs.isAtEndOfLine() = false AND vCurs.isAtStartOfLine() = false Then
		curLineNum = getParaLineNumber(vCurs)
		If curLineNum &gt; lineNumber Then
			compressLine(tCurs)
		Else
			stretchLine(tCurs)	
		EndIf
	EndIf
	If vCurs.isAtEndOfLine() = false AND vCurs.isAtStartOfLine() = false Then
		MsgBox "Конвертация переносов не выполнена. Алгоритм нуждается в доработке. Обратитесь к разработчику."
		Stop
	EndIf
End Sub

Sub compressLine(tCurs As Object)
	Dim vCurs As Object
	Dim tLine As Object
	Dim kerning As Integer
	Dim lineLength As Integer
	Dim portions As Integer
	Dim portionSize As Integer
	Dim textPortions() As Object
	Dim startPosition As Object
	Dim tPortion As Object
	portions = 4
	vCurs = ThisComponent.currentController.getViewCursor()
	vCurs.goToRange(tCurs,false)
	vCurs.goToStartOfLine(true)
	vCurs.goLeft(1,true)
	vCurs.goToStartOfLine(true)
	tLine = vCurs.Text.createTextCursorByRange(vCurs)
	lineLength = Len(tLine.String)
	startPosition = tLine.End
	If lineLength &gt;= 20 Then
	  portionSize = lineLength/portions
	  For i = 0 To portions - 2
	    tPortion = vCurs.Text.createTextCursorByRange(startPosition)
	    tPortion.goLeft(portionSize,true)
  	    addToArray(textPortions(),tPortion)
  	    startPosition = tPortion.End
  	  Next i
  	   tPortion = vCurs.Text.createTextCursorByRange(startPosition)
  	   tPortion.goToRange(tLine.Start,true)
  	   addToArray(textPortions(),tPortion)
	EndIf
	
	vCurs.goToRange(tCurs,false)
	kerning = 10
	tLine.CharKerning = kerning
	If lineLength &gt; 8 Then
      Do While vCurs.isAtEndOfLine() = false AND vCurs.isAtStartOfLine() = false
	  	kerning = kerning - 1 
	  	For i = (Lbound(textPortions)) To (Ubound(textPortions))
			textPortions(i).CharKerning = kerning
		    vCurs.goToRange(tCurs,false)
		    If vCurs.isAtEndOfLine() = true OR vCurs.isAtStartOfLine() = true Then
		      Exit Do
	        EndIf
		Next i
	    If kerning &lt; -15 Then
		  Exit Do
	    EndIf
	  Loop
	Else
	  Do While vCurs.isAtEndOfLine() = false AND vCurs.isAtStartOfLine() = false
	  	kerning = kerning - 1 
		tLine.CharKerning = kerning
	    vCurs.goToRange(tCurs,false)
	    If kerning &lt; -15 Then
		  Exit Do
	    EndIf
	  Loop
	EndIf

End Sub

Sub stretchLine(tCurs As Object)
	Dim vCurs As Object
	Dim tLine As Object
	Dim kerning As Integer
	vCurs = ThisComponent.currentController.getViewCursor()
	vCurs.goToRange(tCurs,false)
	vCurs.goToStartOfLine(true)
	tLine = vCurs.Text.createTextCursorByRange(vCurs)
	vCurs.goToRange(tCurs,false)
	kerning = -10
	tLine.CharKerning = kerning
	Do While vCurs.isAtEndOfLine() = false AND vCurs.isAtStartOfLine() = false
		kerning = kerning + 1 
		tLine.CharKerning = kerning
		vCurs.goToRange(tCurs,false)
		If tLine.CharKerning &gt; 15 Then
			Exit Do
		EndIf
	Loop

End Sub

Function getParaLineNumber(vCursor As Object)
	Dim lineNumber As Integer
	Dim oSavePosition As Object
	Dim tCursor As Object
	oSavePosition = vCursor.Text.createTextCursorByRange(vCursor)
	tCursor = vCursor.Text.createTextCursorByRange(vCursor)
	lineNumber = 1
	vCursor.gotoStartOfLine(false)
	tCursor.gotoRange(vCursor,false)
	Do While NOT tCursor.isStartOfParagraph()
		vCursor.goLeft(1,false)
		vCursor.gotoStartOfLine(false)
		tCursor.gotoRange(vCursor,false)
		lineNumber = lineNumber + 1
	Loop
	vCursor.goToRange(oSavePosition,false)
	getParaLineNumber = lineNumber
End Function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s String, after As String,lineLength As Integer)
Dim charNumBefore as Integer
Dim charNumAfter as Integer
	needHyphen = true
	If lineLength &lt; 2 Then
		needHyphen = false
	EndIf
	'MsgBox Asc(newChar)
	'Both are numbers
	If Len(before) &gt; 0 Then
		charNumBefore = Asc(before)
		If charNumBefore &gt; 47 AND charNumBefore &lt; 58 Then
			If Len(after) &gt; 0 Then
				charNumAfter = Asc(after)
				If charNumAfter &gt; 47 AND charNumAfter &lt; 58 Then
					needHyphen = false
				EndIf
			EndIf
		EndIf
	EndIf

		Select Case before
		Case " "
			needHyphen = false
		'U+002D Hyphen minus
		Case "-"
			needHyphen = false
		'U+2010  Hyphen
		Case "‐"
			needHyphen = false
		Case "­"
			needHyphen = false
		'U+2014 Em dash
		Case "—"
			needHyphen = false
		'U+2013 En dash
		Case "–"
			needHyphen = false
		'U+2012 Figure Dash 
		Case "‒"
			needHyphen = false
		Case "…"
			needHyphen = false
		Case "/"
			needHyphen = false
	End Select
	Select Case after
		Case " "
			needHyphen = false
		Case "-"
			needHyphen = false
		Case "­"
			needHyphen = false
		'newline U+000A
		Case Chr(10)
			needHyphen = false
	End Select
End Function


sub AcceptAllTrackedChanges
rem ----------------------------------------------------------------------
rem define variables
dim document   as object
dim dispatcher as object
rem ----------------------------------------------------------------------
rem get access to the document
document   = ThisComponent.CurrentController.Frame
dispatcher = createUnoService("com.sun.star.frame.DispatchHelper")

rem ----------------------------------------------------------------------
dispatcher.executeDispatch(document, ".uno:AcceptAllTrackedChanges", "", 0, Array())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3
  oToolbarItem = CreateSimpleToolbarItem( sCmdID, sCmdLable )
  oTBSettings.insertByIndex( nCount, oToolbarItem )
  
  sCmdID   = "vnd.sun.star.script:Publishing.Bookmarks.setFootnotesNumbering?language=Basic&amp;location=application"
  sCmdLable = "№сносокРуч"
  nCount = 4
  oToolbarItem = CreateSimpleToolbarItem( sCmdID, sCmdLable )
  oTBSettings.insertByIndex( nCount, oToolbarItem )
  sCmdID   = "vnd.sun.star.script:Publishing.Bookmarks.disableFootnotesNumbering?language=Basic&amp;location=application"
  sCmdLable = "№сносокАвт"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8
  oToolbarItem = CreateSimpleToolbarItem( sCmdID, sCmdLable )
  oTBSettings.insertByIndex( nCount, oToolbarItem )

  sCmdID   = "vnd.sun.star.script:Publishing.pageHelpers.undoPageAlbum?language=Basic&amp;location=application"
  sCmdLable = "Не Альбом"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WhiteBackground?language=Basic&amp;location=application"
  sCmdLable = "Фон"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turnOffTracking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enum1 As Object
	Dim enum1Element As Object
	Dim curPage As String
	Dim curStyleName As String
	Dim pageName As String
	Dim oViewCursor As Object
	Dim anchor As Object
	Dim oSavePosition As Object
	oViewCursor = ThisComponent.CurrentController.getViewCursor()
	oSavePosition = oViewCursor.Text.createTextCursorByRange(oViewCursor)	
	enum1 = ThisComponent.Text.createEnumeration() 
	While enum1.hasMoreElements
		enum1Element = enum1.nextElement
		If enum1Element.supportsService("com.sun.star.text.Paragraph") OR enum1Element.supportsService("com.sun.star.text.TextTable") Then
			If NOT IsMissing(enum1Element.PageDescName) AND NOT IsNull(enum1Element.PageDescName) Then
				pageName = CStr(enum1Element.PageDescName)
				If  pageStyleName = pageName Then
					anchor = enum1Element.getAnchor()
					oViewCursor.gotoRange(anchor,false)
					findFirstPageWithStyle = oViewCursor.getPage()
					oViewCursor.goToRange(oSavePosition, false)
					Exit Function
				EndIf
			
			EndIf
		EndIf
	Wend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pageNum = getPageNumber(enum1Element.Start)
						lastPages(articleNum) = CInt(pageNum) - 1
						articleNum = curNum						
					EndIf
				EndIf
			EndIf
			
		EndIf
		'TODO:
		'OR enum1Element.supportsService("com.sun.star.text.TextTable")
	Wend 
	For i = LBound(lastPages) to UBound(lastPages)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Dialogs"/>
  <library:element library:name="cursorHelpers"/>
  <library:element library:name="replaceFonts"/>
  <library:element library:name="makeUpToolbar"/>
  <library:element library:name="Documents"/>
  <library:element library:name="Bookmarks"/>
  <library:element library:name="Hyphenations"/>
</library:library>
</file>

<file path=Basic/Publishing/unusedStyles.xml><?xml version="1.0" encoding="utf-8"?>
<!DOCTYPE module  PUBLIC '-//OpenOffice.org//DTD OfficeDocument 1.0//EN'  'module.dtd'>
<script:module xmlns:script="http://openoffice.org/2000/script" script:name="unusedStyles" script:language="StarBasic">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